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cadf" officeooo:paragraph-rsid="000dcadf"/>
    </style:style>
    <style:style style:name="T1" style:family="text">
      <style:text-properties officeooo:rsid="000dee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rt Water Meter </text:p>
      <text:p text:style-name="P1"/>
      <text:p text:style-name="P1">Abstract:</text:p>
      <text:p text:style-name="P1"/>
      <text:p text:style-name="P1">Due to incresing demands and usage of water it has became mandatory to control the use of the water so that the future generation can live their life happily. So, here the best way to control the usage of the water by planting the Smart Water Meter in each and every flats of the Appartment. It calculates the number of Litres of Water used by one flat and accordingly send the data to cloud and from cloud the control is <text:span text:style-name="T1">granted accordingly. Here the amount of water is calculated by water flow sensor YF- **** . After that each node is connected in Mesh Topology, so all the nodes will send data to root node and the root node communicates with the router and cloud. Major benefit for Mesh Topology is only one router will be used and cost can be reduced.</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6:08:26.006741487</meta:creation-date>
    <dc:date>2019-05-09T16:37:31.406438665</dc:date>
    <meta:editing-duration>PT6M34S</meta:editing-duration>
    <meta:editing-cycles>1</meta:editing-cycles>
    <meta:document-statistic meta:table-count="0" meta:image-count="0" meta:object-count="0" meta:page-count="1" meta:paragraph-count="3" meta:word-count="146" meta:character-count="784" meta:non-whitespace-character-count="640"/>
    <meta:generator>LibreOffice/6.0.7.3$Linux_X86_64 LibreOffice_project/00m0$Build-3</meta:generator>
  </office:meta>
</office:document-meta>
</file>